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/>
    </style:style>
    <style:style style:name="P2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RIE DE VOREPPE ( Isère )</text:p>
      <text:p text:style-name="P1">Canton de VOIRON</text:p>
      <text:p text:style-name="P1">Arrondissement de GRENOBLE</text:p>
      <text:p text:style-name="P1"/>
      <text:p text:style-name="P1"/>
      <text:p text:style-name="P2">ACTE DE RECONNAISSANCE ANTERIEURE - N°<text:bookmark-start text:name="__DdeLink__64_2052783783"/>[numActe]</text:p>
      <text:p text:style-name="P1"/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>[nomPere] [prenomPere]</text:span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>Le [dateActeLettre] à [heureActeLettre], </text:span></text:span><text:span text:style-name="Source_20_Text"><text:span text:style-name="T2">[infosDeclarants]</text:span></text:span><text:span text:style-name="Source_20_Text"><text:span text:style-name="T2"> </text:span></text:span><text:span text:style-name="Source_20_Text"><text:span text:style-name="T2">a</text:span></text:span><text:span text:style-name="Source_20_Text"><text:span text:style-name="T2"> </text:span></text:span><text:span text:style-name="Source_20_Text"><text:span text:style-name="T2">déclaré reconnaître pour </text:span></text:span><text:span text:style-name="Source_20_Text"><text:span text:style-name="T2">son </text:span></text:span><text:span text:style-name="Source_20_Text"><text:span text:style-name="T2">ou </text:span></text:span><text:span text:style-name="Source_20_Text"><text:span text:style-name="T2">ses </text:span></text:span><text:span text:style-name="Source_20_Text"><text:span text:style-name="T2">enfants le ou les enfants dont </text:span></text:span><text:span text:style-name="Source_20_Text"><text:span text:style-name="T2">[prenomMere]</text:span></text:span><text:span text:style-name="Source_20_Text"><text:span text:style-name="T2"> </text:span></text:span><text:span text:style-name="Source_20_Text"><text:span text:style-name="T2">[nomMere] </text:span></text:span><text:span text:style-name="Source_20_Text"><text:span text:style-name="T2">se déclare être actuellement enceinte./.</text:span></text:span></text:p>
      <text:p text:style-name="P3"><text:span text:style-name="Source_20_Text"><text:span text:style-name="T2">[prenomPere] [nomPere] a été informé du caractère divisible du lien de filiation </text:span></text:span><text:span text:style-name="Source_20_Text"><text:span text:style-name="T3">qui sera établi./.</text:span></text:span></text:p>
      <text:p text:style-name="P3"><text:span text:style-name="Source_20_Text"><text:span text:style-name="T2">Lecture faite et invités à lire l'acte, le déclarant a signé avec Nous, [prenomU] [nomU], [infoU]</text:span></text:span></text:p>
      <text:p text:style-name="P3"><text:span text:style-name="Source_20_Text"><text:span text:style-name="T2">par délégation du Maire./.</text:span></text:span></text:p>
      <text:p text:style-name="Standard"><text:bookmark-end text:name="__DdeLink__64_2052783783"/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4.001cm" fo:margin-right="4.0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yer </meta:initial-creator>
    <meta:creation-date>2011-05-04T16:39:12</meta:creation-date>
    <meta:generator>LibreOffice/3.3$Linux LibreOffice_project/330m19$Build-401</meta:generator>
    <dc:date>2011-12-19T10:14:37</dc:date>
    <dc:creator>Guillaume </dc:creator>
    <meta:editing-duration>PT6H45M11S</meta:editing-duration>
    <meta:editing-cycles>75</meta:editing-cycles>
    <meta:document-statistic meta:table-count="0" meta:image-count="0" meta:object-count="0" meta:page-count="1" meta:paragraph-count="9" meta:word-count="80" meta:character-count="551"/>
  </office:meta>
</office:document-meta>
</file>